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e9f" officeooo:paragraph-rsid="0010e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een@naveen:/usr/src/linux-4.15.6/drivers/media/usb/uvc$ dmesg </text:p>
      <text:p text:style-name="P1">[ <text:s/>121.768052] usb 3-6: new high-speed USB device number 5 using xhci_hcd</text:p>
      <text:p text:style-name="P1">[ <text:s/>121.916262] usb 3-6: New USB device found, idVendor=046d, idProduct=0839</text:p>
      <text:p text:style-name="P1">[ <text:s/>121.916268] usb 3-6: New USB device strings: Mfr=0, Product=1, SerialNumber=0</text:p>
      <text:p text:style-name="P1">[ <text:s/>121.916271] usb 3-6: Product: USB 2.0 Hub [MTT]</text:p>
      <text:p text:style-name="P1">[ <text:s/>121.916837] hub 3-6:1.0: USB hub found</text:p>
      <text:p text:style-name="P1">[ <text:s/>121.916870] hub 3-6:1.0: 4 ports detected</text:p>
      <text:p text:style-name="P1">[ <text:s/>122.204043] usb 3-6.1: new high-speed USB device number 6 using xhci_hcd</text:p>
      <text:p text:style-name="P1">[ <text:s/>122.308426] usb 3-6.1: config index 0 descriptor too short (expected 2331, got 0)</text:p>
      <text:p text:style-name="P1">[ <text:s/>122.308428] usb 3-6.1: invalid descriptor for config index 0: type = 0x2, length = 9</text:p>
      <text:p text:style-name="P1">[ <text:s/>122.308431] usb 3-6.1: can't read configurations, error -22</text:p>
      <text:p text:style-name="P1">[ <text:s/>122.391972] usb 3-6.1: new high-speed USB device number 7 using xhci_hcd</text:p>
      <text:p text:style-name="P1">[ <text:s/>122.492297] usb 3-6.1: unable to read config index 0 descriptor/all</text:p>
      <text:p text:style-name="P1">[ <text:s/>122.492301] usb 3-6.1: can't read configurations, error -61</text:p>
      <text:p text:style-name="P1">[ <text:s/>122.492351] usb 3-6-port1: attempt power cycle</text:p>
      <text:p text:style-name="P1">[ <text:s/>123.095989] usb 3-6.1: new high-speed USB device number 8 using xhci_hcd</text:p>
      <text:p text:style-name="P1">[ <text:s/>123.118067] usb 3-6.1: New USB device found, idVendor=046d, idProduct=0837</text:p>
      <text:p text:style-name="P1">[ <text:s/>123.118070] usb 3-6.1: New USB device strings: Mfr=0, Product=2, SerialNumber=0</text:p>
      <text:p text:style-name="P1">[ <text:s/>123.118071] usb 3-6.1: Product: BCC950 ConferenceCam</text:p>
      <text:p text:style-name="P1">[ <text:s/>123.118419] uvcvideo: Found UVC 1.00 device BCC950 ConferenceCam (046d:0837)</text:p>
      <text:p text:style-name="P1">[ <text:s/>123.118736] uvcvideo 3-6.1:1.0: Entity type for entity Processing 3 was not initialized!</text:p>
      <text:p text:style-name="P1">[ <text:s/>123.118738] uvcvideo 3-6.1:1.0: Entity type for entity Extension 6 was not initialized!</text:p>
      <text:p text:style-name="P1">[ <text:s/>123.118740] uvcvideo 3-6.1:1.0: Entity type for entity Extension 12 was not initialized!</text:p>
      <text:p text:style-name="P1">[ <text:s/>123.118741] uvcvideo 3-6.1:1.0: Entity type for entity Camera 1 was not initialized!</text:p>
      <text:p text:style-name="P1">[ <text:s/>123.118742] uvcvideo 3-6.1:1.0: Entity type for entity Extension 8 was not initialized!</text:p>
      <text:p text:style-name="P1">[ <text:s/>123.118744] uvcvideo 3-6.1:1.0: Entity type for entity Extension 9 was not initialized!</text:p>
      <text:p text:style-name="P1">[ <text:s/>123.118745] uvcvideo 3-6.1:1.0: Entity type for entity Extension 10 was not initialized!</text:p>
      <text:p text:style-name="P1">[ <text:s/>123.118746] uvcvideo 3-6.1:1.0: Entity type for entity Extension 11 was not initialized!</text:p>
      <text:p text:style-name="P1">[ <text:s/>123.118827] input: BCC950 ConferenceCam as /devices/pci0000:00/0000:00:14.0/usb3/3-6/3-6.1/3-6.1:1.0/input/input17</text:p>
      <text:p text:style-name="P1">[ <text:s/>123.119294] input: BCC950 ConferenceCam as /devices/pci0000:00/0000:00:14.0/usb3/3-6/3-6.1/3-6.1:1.2/0003:046D:0837.0003/input/input18</text:p>
      <text:p text:style-name="P1">[ <text:s/>123.176231] hid-generic 0003:046D:0837.0003: input,hidraw0: USB HID v1.11 Device [BCC950 ConferenceCam] on usb-0000:00:14.0-6.1/input2</text:p>
      <text:p text:style-name="P1">[ <text:s/>123.400057] usb 3-6.3: new full-speed USB device number 9 using xhci_hcd</text:p>
      <text:p text:style-name="P1">[ <text:s/>123.715391] usb 3-6.3: New USB device found, idVendor=046d, idProduct=0838</text:p>
      <text:p text:style-name="P1">[ <text:s/>123.715397] usb 3-6.3: New USB device strings: Mfr=1, Product=2, SerialNumber=3</text:p>
      <text:p text:style-name="P1">[ <text:s/>123.715400] usb 3-6.3: Product: BCC950 ConferenceCam</text:p>
      <text:p text:style-name="P1">[ <text:s/>123.715403] usb 3-6.3: Manufacturer: Logitech</text:p>
      <text:p text:style-name="P1">[ <text:s/>123.715405] usb 3-6.3: SerialNumber: 8F216802</text:p>
      <text:p text:style-name="P1">[ <text:s/>123.763353] usb 3-6.3: 2:0: cannot get min/max values for control 2 (id 2)</text:p>
      <text:p text:style-name="P1">[ <text:s/>123.763363] usb 3-6.3: Warning! Unlikely big volume range (=1280), cval-&gt;res is probably wrong.</text:p>
      <text:p text:style-name="P1">[ <text:s/>123.763366] usb 3-6.3: [2] FU [Headset Capture Volume] ch = 2, val = 0/1280/1</text:p>
      <text:p text:style-name="P1">[ <text:s/>123.764347] usb 3-6.3: 5:0: cannot get min/max values for control 2 (id 5)</text:p>
      <text:p text:style-name="P1">[ <text:s/>123.869331] input: Logitech BCC950 ConferenceCam as /devices/pci0000:00/0000:00:14.0/usb3/3-6/3-6.3/3-6.3:1.3/0003:046D:0838.0004/input/input19</text:p>
      <text:p text:style-name="P1">[ <text:s/>123.928705] hid-generic 0003:046D:0838.0004: input,hiddev0,hidraw1: USB HID v1.00 Device [Logitech BCC950 ConferenceCam] on usb-0000:00:14.0-6.3/input3</text:p>
      <text:p text:style-name="P1">[ <text:s/>123.990765] usb 3-6.3: 2:1: cannot get freq at ep 0x1</text:p>
      <text:p text:style-name="P1">[ <text:s/>123.992808] usb 3-6.3: 1:1: cannot get freq at ep 0x81</text:p>
      <text:p text:style-name="P1">[ <text:s/>124.006122] usb 3-6.3: 2:1: cannot get freq at ep 0x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2:17:05.760005787</meta:creation-date>
    <dc:date>2018-03-12T14:41:26.374563765</dc:date>
    <meta:editing-duration>PT2H14M10S</meta:editing-duration>
    <meta:editing-cycles>1</meta:editing-cycles>
    <meta:document-statistic meta:table-count="0" meta:image-count="0" meta:object-count="0" meta:page-count="1" meta:paragraph-count="46" meta:word-count="493" meta:character-count="3658" meta:non-whitespace-character-count="3165"/>
    <meta:generator>LibreOffice/5.1.4.2$Linux_X86_64 LibreOffice_project/10m0$Build-2</meta:generator>
  </office:meta>
</office:document-meta>
</file>